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43f7" officeooo:paragraph-rsid="001543f7"/>
    </style:style>
    <style:style style:name="P2" style:family="paragraph" style:parent-style-name="Standard">
      <style:paragraph-properties fo:text-align="center" style:justify-single-word="false"/>
      <style:text-properties officeooo:rsid="001543f7" officeooo:paragraph-rsid="001543f7"/>
    </style:style>
    <style:style style:name="P3" style:family="paragraph" style:parent-style-name="Standard">
      <style:text-properties officeooo:rsid="001543f7" officeooo:paragraph-rsid="00161a4f"/>
    </style:style>
    <style:style style:name="P4" style:family="paragraph" style:parent-style-name="Standard">
      <style:text-properties officeooo:rsid="00154fcc" officeooo:paragraph-rsid="00154fcc"/>
    </style:style>
    <style:style style:name="P5" style:family="paragraph" style:parent-style-name="Standard">
      <style:text-properties officeooo:rsid="00154fcc" officeooo:paragraph-rsid="00161a4f"/>
    </style:style>
    <style:style style:name="P6" style:family="paragraph" style:parent-style-name="Standard">
      <style:text-properties officeooo:rsid="0017f335" officeooo:paragraph-rsid="0017f335"/>
    </style:style>
    <style:style style:name="P7" style:family="paragraph" style:parent-style-name="Title">
      <style:text-properties fo:font-size="24pt" style:font-size-asian="24pt" style:font-size-complex="24pt"/>
    </style:style>
    <style:style style:name="T1" style:family="text">
      <style:text-properties officeooo:rsid="001543f7"/>
    </style:style>
    <style:style style:name="T2" style:family="text">
      <style:text-properties officeooo:rsid="00154fcc"/>
    </style:style>
    <style:style style:name="T3" style:family="text">
      <style:text-properties officeooo:rsid="00161a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igher Order Operator Overloading <text:span text:style-name="T1">Lifting</text:span></text:p>
      <text:p text:style-name="P2">by Sven Nilsen, 2019</text:p>
      <text:p text:style-name="P1"/>
      <text:p text:style-name="P1">Assume the following equation using <text:span text:style-name="T2">H</text:span>igher <text:span text:style-name="T2">O</text:span>rder <text:span text:style-name="T2">O</text:span>perator <text:span text:style-name="T2">O</text:span>verloading <text:span text:style-name="T2">(HOOO)</text:span>:</text:p>
      <text:p text:style-name="P1"/>
      <text:p text:style-name="P1"><text:tab/>f = a + g</text:p>
      <text:p text:style-name="P1"/>
      <text:p text:style-name="P1"><text:tab/>f : X → real</text:p>
      <text:p text:style-name="P1"><text:tab/>g : X → real</text:p>
      <text:p text:style-name="P1"><text:tab/>a : real</text:p>
      <text:p text:style-name="P1"/>
      <text:p text:style-name="P1">Expanded to full closure/lambda form:</text:p>
      <text:p text:style-name="P1"/>
      <text:p text:style-name="P1"><text:tab/>\(x : X) = f(x) == a + g(x)</text:p>
      <text:p text:style-name="P1"/>
      <text:p text:style-name="P1">Higher order operator overloading lifting is <text:span text:style-name="T2">done by replace `a` with a function `h`:</text:span></text:p>
      <text:p text:style-name="P1"/>
      <text:p text:style-name="P1"><text:tab/><text:span text:style-name="T2">h := \(x : X) = a</text:span></text:p>
      <text:p text:style-name="P1"/>
      <text:p text:style-name="P4">Such that the expanded version can be written in an equivalent form:</text:p>
      <text:p text:style-name="P4"/>
      <text:p text:style-name="P4"><text:tab/><text:span text:style-name="T1">\(x : X) = f(x) == </text:span>h(x)<text:span text:style-name="T1"> + g(x)</text:span></text:p>
      <text:p text:style-name="P4"/>
      <text:p text:style-name="P4">Since this is an equation with only functions, it can be written <text:span text:style-name="T3">in</text:span> pure HOOO form:</text:p>
      <text:p text:style-name="P4"/>
      <text:p text:style-name="P4"><text:tab/>f = h + g</text:p>
      <text:p text:style-name="P4"/>
      <text:p text:style-name="P4">Now, <text:span text:style-name="T3">by swapping all occurences of `a` with `h`, one can think of `a` being transformed into `a’`:</text:span></text:p>
      <text:p text:style-name="P4"/>
      <text:p text:style-name="P5"><text:tab/><text:span text:style-name="T1">f = a’ + g</text:span></text:p>
      <text:p text:style-name="P3"/>
      <text:p text:style-name="P3"><text:tab/>a’ :<text:span text:style-name="T3">=</text:span> <text:span text:style-name="T2">\(x : X) = a</text:span></text:p>
      <text:p text:style-name="P3"/>
      <text:p text:style-name="P6">Or, simply:</text:p>
      <text:p text:style-name="P6"/>
      <text:p text:style-name="P6"><text:tab/>f = a + g</text:p>
      <text:p text:style-name="P6"/>
      <text:p text:style-name="P6">This makes any mixture of function and scalar types possible, as an extension to pure HOOO synta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0:07:36.076431000</meta:creation-date>
    <dc:date>2019-04-13T00:46:58.670635000</dc:date>
    <meta:editing-duration>PT8M41S</meta:editing-duration>
    <meta:editing-cycles>1</meta:editing-cycles>
    <meta:document-statistic meta:table-count="0" meta:image-count="0" meta:object-count="0" meta:page-count="1" meta:paragraph-count="21" meta:word-count="168" meta:character-count="790" meta:non-whitespace-character-count="632"/>
    <meta:generator>LibreOffice/5.1.2.2$MacOSX_X86_64 LibreOffice_project/d3bf12ecb743fc0d20e0be0c58ca359301eb705f</meta:generator>
  </office:meta>
</office:document-meta>
</file>